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formula="of:=MyCalc" office:value-type="float" office:value="128" calcext:value-type="float">
            <text:p>12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128/MyCalc" office:value-type="float" office:value="1" calcext:value-type="float">
            <text:p>1</text:p>
          </table:table-cell>
          <table:table-cell/>
          <table:table-cell table:formula="of:=MyCalcWithRef" office:value-type="float" office:value="1024" calcext:value-type="float">
            <text:p>102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INT(MyCalcWithRef2*PI()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INT(MyCalcWithRef2*PI()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INT(MyCalcWithRef2*PI())" office:value-type="float" office:value="28" calcext:value-type="float">
            <text:p>28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>
        <table:named-expression table:name="MyCalc" table:base-cell-address="$Sheet1.$A$1" table:expression="1*(4+1)+123"/>
        <table:named-expression table:name="MyCalcWithRef" table:base-cell-address="$Sheet1.$C$4" table:expression="([.C2]-[.C3])*256"/>
        <table:named-expression table:name="MyCalcWithRef2" table:base-cell-address="$Sheet1.$D$7" table:expression="SUM([$Sheet2.$A1:.$B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4:10:08.42175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8:01:25.319332920</meta:creation-date>
    <dc:date>2020-01-23T14:11:18.342956703</dc:date>
    <meta:editing-duration>PT6M4S</meta:editing-duration>
    <meta:editing-cycles>5</meta:editing-cycles>
    <meta:generator>LibreOffice/6.0.7.3$Linux_X86_64 LibreOffice_project/00m0$Build-3</meta:generator>
    <meta:document-statistic meta:table-count="2" meta:cell-count="14" meta:object-count="0"/>
  </office:meta>
</office:document-meta>
</file>